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8899" officeooo:paragraph-rsid="00068899" style:font-weight-asian="bold" style:font-weight-complex="bold"/>
    </style:style>
    <style:style style:name="P2" style:family="paragraph" style:parent-style-name="Standard">
      <style:text-properties fo:font-weight="normal" officeooo:rsid="00038623" officeooo:paragraph-rsid="00038623" style:font-weight-asian="normal" style:font-weight-complex="normal"/>
    </style:style>
    <style:style style:name="P3" style:family="paragraph" style:parent-style-name="Standard">
      <style:text-properties fo:font-weight="normal" officeooo:rsid="00038623" officeooo:paragraph-rsid="00068899" style:font-weight-asian="normal" style:font-weight-complex="normal"/>
    </style:style>
    <style:style style:name="P4" style:family="paragraph" style:parent-style-name="Standard">
      <style:text-properties fo:font-weight="normal" officeooo:rsid="0003e057" officeooo:paragraph-rsid="0003e057" style:font-weight-asian="normal" style:font-weight-complex="normal"/>
    </style:style>
    <style:style style:name="P5" style:family="paragraph" style:parent-style-name="Standard">
      <style:text-properties fo:font-weight="normal" officeooo:rsid="00070f3d" officeooo:paragraph-rsid="00070f3d" style:font-weight-asian="normal" style:font-weight-complex="normal"/>
    </style:style>
    <style:style style:name="P6" style:family="paragraph" style:parent-style-name="Standard">
      <style:text-properties fo:font-weight="normal" officeooo:rsid="0008752e" officeooo:paragraph-rsid="0008752e" style:font-weight-asian="normal" style:font-weight-complex="normal"/>
    </style:style>
    <style:style style:name="P7" style:family="paragraph" style:parent-style-name="Standard">
      <style:text-properties fo:font-weight="normal" officeooo:rsid="0003e057" officeooo:paragraph-rsid="0003e057" style:font-weight-asian="normal" style:font-weight-complex="normal"/>
    </style:style>
    <style:style style:name="P8" style:family="paragraph" style:parent-style-name="Standard">
      <style:text-properties fo:font-weight="normal" officeooo:rsid="000a205e" officeooo:paragraph-rsid="000a205e" style:font-weight-asian="normal" style:font-weight-complex="normal"/>
    </style:style>
    <style:style style:name="P9" style:family="paragraph" style:parent-style-name="Standard">
      <style:text-properties fo:font-weight="bold" officeooo:rsid="00068899" officeooo:paragraph-rsid="00068899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68899" officeooo:paragraph-rsid="00068899" style:font-size-asian="16pt" style:font-weight-asian="bold" style:font-size-complex="16pt" style:font-weight-complex="bold"/>
    </style:style>
    <style:style style:name="T1" style:family="text">
      <style:text-properties officeooo:rsid="00068899"/>
    </style:style>
    <style:style style:name="T2" style:family="text">
      <style:text-properties officeooo:rsid="0008752e"/>
    </style:style>
    <style:style style:name="T3" style:family="text">
      <style:text-properties officeooo:rsid="000a20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SET-1 </text:span>KEY</text:p>
      <text:p text:style-name="P1"/>
      <text:p text:style-name="P1"/>
      <text:p text:style-name="P5">1) b</text:p>
      <text:p text:style-name="P5">2) b</text:p>
      <text:p text:style-name="P5">3) c</text:p>
      <text:p text:style-name="P5">4) d</text:p>
      <text:p text:style-name="P5">5) a</text:p>
      <text:p text:style-name="P5">6) <text:span text:style-name="T2">d</text:span></text:p>
      <text:p text:style-name="P6">7) <text:span text:style-name="T3">a</text:span></text:p>
      <text:p text:style-name="P8">8) a</text:p>
      <text:p text:style-name="P8">9) e</text:p>
      <text:p text:style-name="P8">10) e</text:p>
      <text:p text:style-name="P8">11) b</text:p>
      <text:p text:style-name="P8">12) d</text:p>
      <text:p text:style-name="P8">13) c</text:p>
      <text:p text:style-name="P8">14) b</text:p>
      <text:p text:style-name="P8">15) c</text:p>
      <text:p text:style-name="P8">16) b</text:p>
      <text:p text:style-name="P8">17) b</text:p>
      <text:p text:style-name="P2">1<text:span text:style-name="T3">8) </text:span>b</text:p>
      <text:p text:style-name="P2"><text:span text:style-name="T3">19) </text:span>c</text:p>
      <text:p text:style-name="P2"><text:span text:style-name="T3">20) </text:span>c</text:p>
      <text:p text:style-name="P2"><text:span text:style-name="T3">21) </text:span>a</text:p>
      <text:p text:style-name="P2"><text:span text:style-name="T3">22) </text:span>a</text:p>
      <text:p text:style-name="P2"><text:span text:style-name="T3">23) </text:span>d</text:p>
      <text:p text:style-name="P3"><text:span text:style-name="T3">24) a</text:span></text:p>
      <text:p text:style-name="P4"><text:span text:style-name="T3">25) </text:span>c</text:p>
      <text:p text:style-name="P4"><text:span text:style-name="T3">26) </text:span>d</text:p>
      <text:p text:style-name="P4"><text:span text:style-name="T3">27) </text:span>a</text:p>
      <text:p text:style-name="P4"><text:span text:style-name="T3">28) </text:span>b</text:p>
      <text:p text:style-name="P4"><text:span text:style-name="T3">29) b</text:span></text:p>
      <text:p text:style-name="P6"><text:span text:style-name="T3">30</text:span>)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7:46:25.734993414</meta:creation-date>
    <dc:date>2019-04-24T12:13:41.980779538</dc:date>
    <meta:editing-duration>PT2M5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62" meta:character-count="150" meta:non-whitespace-character-count="119"/>
  </office:meta>
</office:document-meta>
</file>